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1aef2c" officeooo:paragraph-rsid="001aef2c" style:font-size-asian="19.25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essBar is a UI element that is used to display the Progress on the screen.</text:p>
      <text:p text:style-name="P1">=&gt; There are two types of ProgressBar:</text:p>
      <text:p text:style-name="P1">1. Determinate ProgressBar: This is used when you can track and show the progress completed</text:p>
      <text:p text:style-name="P1">2. Indeterminate ProgressBar: This one goes infinitely until stopp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18:23:02.729147246</meta:creation-date>
    <meta:generator>LibreOffice/6.2.7.1$Linux_X86_64 LibreOffice_project/20$Build-1</meta:generator>
    <dc:date>2019-10-06T18:25:32.954045528</dc:date>
    <meta:editing-duration>PT2M31S</meta:editing-duration>
    <meta:editing-cycles>1</meta:editing-cycles>
    <meta:document-statistic meta:table-count="0" meta:image-count="0" meta:object-count="0" meta:page-count="1" meta:paragraph-count="4" meta:word-count="46" meta:character-count="276" meta:non-whitespace-character-count="234"/>
  </office:meta>
</office:document-meta>
</file>